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DejaVu Sans" svg:font-family="'DejaVu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list-style-name="WWNum1"/>
    <style:style style:name="P3" style:family="paragraph" style:parent-style-name="Standard" style:list-style-name="WWNum2"/>
    <style:style style:name="P4" style:family="paragraph" style:parent-style-name="Standard">
      <style:text-properties officeooo:rsid="0005b7ec" officeooo:paragraph-rsid="0005b7ec"/>
    </style:style>
    <style:style style:name="P5" style:family="paragraph" style:parent-style-name="Standard">
      <style:paragraph-properties fo:padding-left="0in" fo:padding-right="0in" fo:padding-top="0in" fo:padding-bottom="0.0138in" fo:border-left="none" fo:border-right="none" fo:border-top="none" fo:border-bottom="1.5pt solid #00000a"/>
    </style:style>
    <style:style style:name="P6" style:family="paragraph" style:parent-style-name="Standard">
      <style:paragraph-properties fo:margin-left="0.5in" fo:margin-right="0in" fo:text-indent="0in" style:auto-text-indent="false"/>
    </style:style>
    <style:style style:name="P7" style:family="paragraph" style:parent-style-name="Standard" style:master-page-name="Standard">
      <style:paragraph-properties fo:text-align="center" style:justify-single-word="false" style:page-number="auto"/>
    </style:style>
    <style:style style:name="T1" style:family="text">
      <style:text-properties fo:font-weight="bold" style:font-weight-asian="bold"/>
    </style:style>
    <style:style style:name="T2" style:family="text">
      <style:text-properties style:text-underline-style="solid" style:text-underline-width="auto" style:text-underline-color="font-color" fo:font-weight="bold" style:font-weight-asian="bold"/>
    </style:style>
    <style:style style:name="T3" style:family="text">
      <style:text-properties officeooo:rsid="0005b7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eer Review for Unit 1 Feeder 1: Reach Out to a Mentor<text:bookmark text:name="_GoBack"/></text:p>
      <text:p text:style-name="P5"><text:s/></text:p>
      <text:p text:style-name="Standard"/>
      <text:p text:style-name="Standard"><text:span text:style-name="T1">Name of Writer: </text:span></text:p>
      <text:p text:style-name="P1"/>
      <text:p text:style-name="Standard"><text:span text:style-name="T2">Writer’s Concerns</text:span></text:p>
      <text:list xml:id="list27688061" text:style-name="WWNum1">
        <text:list-item>
          <text:p text:style-name="P2">What is your greatest concern regarding your attempt to reach out to a mentor? (You’re welcome to talk about both the actual meeting with a mentor and the email content itself.)</text:p>
        </text:list-item>
      </text:list>
      <text:p text:style-name="Standard"/>
      <text:p text:style-name="Standard"><text:tab/><text:span text:style-name="T3">My greatest concern is that I will come off as weird or self-obsessed. I also am afraid that the relationship I establish will not last long or will be awkward. I’m also afraid that because my mentor is the opposite gender as me that I may come off as inappropriate.</text:span></text:p>
      <text:p text:style-name="Standard"/>
      <text:p text:style-name="Standard"/>
      <text:list xml:id="list224137551331434" text:continue-numbering="true" text:style-name="WWNum1">
        <text:list-item>
          <text:p text:style-name="P2">What kind of feedback would you like from your group? (gentle/medium/harsh)</text:p>
        </text:list-item>
      </text:list>
      <text:p text:style-name="Standard"/>
      <text:p text:style-name="P4"><text:tab/>I want harsh feedback regarding my language, but not my content. I put a lot of emotion into my content and it would be really hard to have that critqued. </text:p>
      <text:p text:style-name="Standard"/>
      <text:p text:style-name="P5"/>
      <text:p text:style-name="Standard"/>
      <text:p text:style-name="Standard"><text:span text:style-name="T1">Name of Peer-Reviewer:</text:span></text:p>
      <text:p text:style-name="P1"/>
      <text:p text:style-name="Standard">Read the writer’s email to their future mentor. Write comments, corrections and constructive critique using track changes in Word on your partner’s draft. Use the following questions per criteria to guide your comments.</text:p>
      <text:p text:style-name="P1"/>
      <text:p text:style-name="Standard"><text:span text:style-name="T2">Peer-Reviewer’s Comments</text:span></text:p>
      <text:p text:style-name="Standard"/>
      <text:list xml:id="list3181427134" text:style-name="WWNum2">
        <text:list-item>
          <text:p text:style-name="P3"><text:span text:style-name="T1">Self-Introduction</text:span>: How clearly and concisely does the writer introduce her or himself with information pertinent to a potential advisor (such as their year, potential or determined major, goal of writing)? <text:s/>Identify any information that they might need to be refined or included for a proper self-introduction.</text:p>
        </text:list-item>
      </text:list>
      <text:p text:style-name="Standard"><text:tab/><text:tab/><text:tab/><text:tab/><text:tab/><text:tab/><text:tab/></text:p>
      <text:list xml:id="list224137247357249" text:continue-numbering="true" text:style-name="WWNum2">
        <text:list-item>
          <text:p text:style-name="P3"><text:span text:style-name="T1">Goal</text:span>: In your opinion, what goals—academic, professional, mentor-based—is the writer articulating in this email? Are they clearly defined or are there ways in which the writer could better present these goals? Does the writer provide sufficient and appropriate reasons for why they are making a request to meet?</text:p>
        </text:list-item>
      </text:list>
      <text:p text:style-name="P6"/>
      <text:list xml:id="list224136346332933" text:continue-numbering="true" text:style-name="WWNum2">
        <text:list-item>
          <text:p text:style-name="P3"><text:soft-page-break/><text:span text:style-name="T1">Perspective</text:span>: Does the writer show that they have a clear perspective about both the mentor and their work? Is there a better way in which the writer could show that they have done research (both on the mentor that they are reaching out to and on the intellectual interests that she or he shares with the mentor) and thus have reason for reaching out? </text:p>
        </text:list-item>
      </text:list>
      <text:p text:style-name="Standard"/>
      <text:list xml:id="list224135885734645" text:continue-numbering="true" text:style-name="WWNum2">
        <text:list-item>
          <text:p text:style-name="P3"><text:span text:style-name="T1">Tone</text:span>: Consider the writing style the writer has used for this email. Do you think they represent themselves professionally? Is the email sufficiently courteous (neither too curt nor too obsequious)? Focus on tightening up the language, making the email concise but still polite.</text:p>
        </text:list-item>
      </text:list>
      <text:p text:style-name="Standard"/>
      <text:list xml:id="list224136031188586" text:continue-numbering="true" text:style-name="WWNum2">
        <text:list-item>
          <text:p text:style-name="P3">How could the writer improve their biggest concern (stated above)? Be as specific as possi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DejaVu Sans" svg:font-family="'DejaVu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e</meta:initial-creator>
    <meta:editing-cycles>32</meta:editing-cycles>
    <meta:creation-date>2017-07-24T13:48:00</meta:creation-date>
    <dc:date>2017-08-30T22:41:35.738621691</dc:date>
    <meta:editing-duration>PT20M31S</meta:editing-duration>
    <meta:generator>LibreOffice/5.4.0.3$Linux_X86_64 LibreOffice_project/40m0$Build-3</meta:generator>
    <meta:document-statistic meta:table-count="0" meta:image-count="0" meta:object-count="0" meta:page-count="2" meta:paragraph-count="17" meta:word-count="402" meta:character-count="2393" meta:non-whitespace-character-count="200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